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3" style:family="table-cell" style:parent-style-name="Default">
      <style:text-properties fo:color="#009933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937in" svg:height="2.387in" svg:x="3.0858in" svg:y="0.2902in">
            <draw:object draw:notify-on-update-of-ranges="Sheet1.A4:Sheet1.A11 Sheet1.B4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2937in" svg:height="2.387in" svg:x="3.4008in" svg:y="6.565in">
            <draw:object draw:notify-on-update-of-ranges="Sheet1.A40:Sheet1.A47 Sheet1.B40:Sheet1.B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937in" svg:height="2.387in" svg:x="3.335in" svg:y="10.3709in">
            <draw:object draw:notify-on-update-of-ranges="Sheet1.A61:Sheet1.A68 Sheet1.B61:Sheet1.B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2937in" svg:height="2.387in" svg:x="3.6496in" svg:y="13.8531in">
            <draw:object draw:notify-on-update-of-ranges="Sheet1.A81:Sheet1.A88 Sheet1.B81:Sheet1.B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2937in" svg:height="2.387in" svg:x="2.9016in" svg:y="3.0819in">
            <draw:object draw:notify-on-update-of-ranges="Sheet1.A4:Sheet1.A11 Sheet1.B4:Sheet1.B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egression linéaire passant par zéro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gression linéaire sur y et x:</text:p>
          </table:table-cell>
          <table:table-cell table:number-columns-repeated="4"/>
        </table:table-row>
        <table:table-row table:style-name="ro1">
          <table:table-cell table:style-name="ce2" table:formula="of:=SLOPE([.B4:.B11];[.A4:.A11])" office:value-type="float" office:value="5.02976190476191" calcext:value-type="float">
            <text:p>5.0297619048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c y = 5.03 * x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regression linéaire décalé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5" calcext:value-type="float">
            <text:p>44.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gression linéaire sur y et x:</text:p>
          </table:table-cell>
          <table:table-cell table:number-columns-repeated="4"/>
        </table:table-row>
        <table:table-row table:style-name="ro1">
          <table:table-cell table:style-name="ce3" table:number-matrix-columns-spanned="2" table:number-matrix-rows-spanned="1" table:formula="of:=LINEST([.B22:.B29];[.A22:.A29]; ; )" office:value-type="float" office:value="5.11309523809524" calcext:value-type="float">
            <text:p>5.1130952381</text:p>
          </table:table-cell>
          <table:table-cell table:style-name="ce3" office:value-type="float" office:value="2.67857142857143" calcext:value-type="float">
            <text:p>2.6785714286</text:p>
          </table:table-cell>
          <table:table-cell/>
          <table:table-cell office:value-type="string" calcext:value-type="string">
            <text:p>pour éditer à gauche, sélectionner les deux cases vertes, puis faire F2, taper qqchose, et faire CTRL+MAJ+ENT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c y = 5.11 * x + 2.6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regression racine carré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rt(x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QRT([.A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SQRT([.A41])" office:value-type="float" office:value="1.4142135623731" calcext:value-type="float">
            <text:p>1.41421356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QRT([.A42])" office:value-type="float" office:value="1.73205080756888" calcext:value-type="float">
            <text:p>1.73205080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QRT([.A4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SQRT([.A44])" office:value-type="float" office:value="2.23606797749979" calcext:value-type="float">
            <text:p>2.23606797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table:formula="of:=SQRT([.A45])" office:value-type="float" office:value="2.44948974278318" calcext:value-type="float">
            <text:p>2.44948974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QRT([.A46])" office:value-type="float" office:value="2.64575131106459" calcext:value-type="float">
            <text:p>2.64575131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table:formula="of:=SQRT([.A47])" office:value-type="float" office:value="2.82842712474619" calcext:value-type="float">
            <text:p>2.828427124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gression linéaire sur y et sqrt(x) :</text:p>
          </table:table-cell>
          <table:table-cell table:number-columns-repeated="4"/>
        </table:table-row>
        <table:table-row table:style-name="ro1">
          <table:table-cell table:formula="of:=LINEST([.B40:.B47];[.C40:.C47])" office:value-type="float" office:value="5.04090546994719" calcext:value-type="float">
            <text:p>5.0409054699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c y = 5.04 * sqrt(x)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regression quadratiqu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table:formula="of:=[.A61]^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62]^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A63]^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A64]^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formula="of:=[.A65]^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A66]^2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formula="of:=[.A67]^2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formula="of:=[.A68]^2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gression linéaire sur y et x^2 :</text:p>
          </table:table-cell>
          <table:table-cell table:number-columns-repeated="4"/>
        </table:table-row>
        <table:table-row table:style-name="ro1">
          <table:table-cell table:formula="of:=LINEST([.B61:.B68];[.C61:.C68])" office:value-type="float" office:value="3.09497198879552" calcext:value-type="float">
            <text:p>3.094971988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nc y = 3.09 * x^2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regression linéaire par zones 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9" calcext:value-type="float">
            <text:p>25.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2" calcext:value-type="float">
            <text:p>28.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egression linéaire sur y et x sur les 4 premiers points :</text:p>
          </table:table-cell>
          <table:table-cell table:number-columns-repeated="4"/>
        </table:table-row>
        <table:table-row table:style-name="ro1">
          <table:table-cell table:style-name="ce3" table:number-matrix-columns-spanned="2" table:number-matrix-rows-spanned="1" table:formula="of:=LINEST([.B81:.B84];[.A81:.A84]; ; )" office:value-type="float" office:value="6.3" calcext:value-type="float">
            <text:p>6.3</text:p>
          </table:table-cell>
          <table:table-cell table:style-name="ce3" office:value-type="float" office:value="-5.5" calcext:value-type="float">
            <text:p>-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sion linéaire sur y et x sur les 5 derniers points :</text:p>
          </table:table-cell>
          <table:table-cell table:number-columns-repeated="4"/>
        </table:table-row>
        <table:table-row table:style-name="ro1">
          <table:table-cell table:style-name="ce3" table:number-matrix-columns-spanned="2" table:number-matrix-rows-spanned="1" table:formula="of:=LINEST([.B84:.B88];[.A84:.A88]; ; )" office:value-type="float" office:value="2.03" calcext:value-type="float">
            <text:p>2.03</text:p>
          </table:table-cell>
          <table:table-cell table:style-name="ce3" office:value-type="float" office:value="11.84" calcext:value-type="float">
            <text:p>11.84</text:p>
          </table:table-cell>
          <table:table-cell table:number-columns-repeated="2"/>
          <table:table-cell office:value-type="string" calcext:value-type="string">
            <text:p>pour éditer à gauche, sélectionner les deux cases vertes, puis faire F2, taper qqchose, et faire CTRL+MAJ+ENT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onc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x &lt;= 4 then return 6.3*x-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e return 2.03 * x + 11.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0:48:05.609182531</meta:creation-date>
    <dc:date>2015-06-29T11:24:01.996891449</dc:date>
    <meta:editing-duration>PT25M5S</meta:editing-duration>
    <meta:editing-cycles>2</meta:editing-cycles>
    <meta:generator>LibreOffice/4.2.8.2$Linux_X86_64 LibreOffice_project/420m0$Build-2</meta:generator>
    <meta:document-statistic meta:table-count="1" meta:cell-count="1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47cm" svg:height="6.064cm" xlink:href=".." xlink:type="simple" chart:class="chart:scatter" chart:style-name="ch1">
        <chart:legend chart:legend-position="end" svg:x="10.595cm" svg:y="2.733cm" style:legend-expansion="high" chart:style-name="ch2"/>
        <chart:plot-area chart:style-name="ch3" table:cell-range-address="Sheet1.A4:Sheet1.B11" svg:x="0.268cm" svg:y="0.121cm" svg:width="10.059cm" svg:height="5.822cm">
          <chartooo:coordinate-region svg:x="0.889cm" svg:y="0.32cm" svg:width="9.344cm" svg:height="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" chart:class="chart:scatter">
            <chart:domain table:cell-range-address="Sheet1.A4:Sheet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1</svg:desc>
                </draw:g>
              </table:table-cell>
              <table:table-cell office:value-type="float" office:value="5">
                <text:p>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47cm" svg:height="6.064cm" xlink:href=".." xlink:type="simple" chart:class="chart:scatter" chart:style-name="ch1">
        <chart:legend chart:legend-position="end" svg:x="10.595cm" svg:y="2.733cm" style:legend-expansion="high" chart:style-name="ch2"/>
        <chart:plot-area chart:style-name="ch3" table:cell-range-address="Sheet1.A40:Sheet1.B47" svg:x="0.268cm" svg:y="0.121cm" svg:width="10.059cm" svg:height="5.822cm">
          <chartooo:coordinate-region svg:x="0.889cm" svg:y="0.32cm" svg:width="9.344cm" svg:height="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47" chart:class="chart:scatter">
            <chart:domain table:cell-range-address="Sheet1.A40:Sheet1.A47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0:Sheet1.A47</svg:desc>
                </draw:g>
              </table:table-cell>
              <table:table-cell office:value-type="float" office:value="5">
                <text:p>5</text:p>
                <draw:g>
                  <svg:desc>Sheet1.B40:Sheet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.2">
                <text:p>1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47cm" svg:height="6.064cm" xlink:href=".." xlink:type="simple" chart:class="chart:scatter" chart:style-name="ch1">
        <chart:legend chart:legend-position="end" svg:x="10.595cm" svg:y="2.733cm" style:legend-expansion="high" chart:style-name="ch2"/>
        <chart:plot-area chart:style-name="ch3" table:cell-range-address="Sheet1.A61:Sheet1.B68" svg:x="0.268cm" svg:y="0.121cm" svg:width="10.059cm" svg:height="5.822cm">
          <chartooo:coordinate-region svg:x="1.075cm" svg:y="0.32cm" svg:width="9.159cm" svg:height="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1:Sheet1.B68" chart:class="chart:scatter">
            <chart:domain table:cell-range-address="Sheet1.A61:Sheet1.A6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1:Sheet1.A68</svg:desc>
                </draw:g>
              </table:table-cell>
              <table:table-cell office:value-type="float" office:value="3.1">
                <text:p>3.1</text:p>
                <draw:g>
                  <svg:desc>Sheet1.B61:Sheet1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47cm" svg:height="6.064cm" xlink:href=".." xlink:type="simple" chart:class="chart:scatter" chart:style-name="ch1">
        <chart:legend chart:legend-position="end" svg:x="10.595cm" svg:y="2.733cm" style:legend-expansion="high" chart:style-name="ch2"/>
        <chart:plot-area chart:style-name="ch3" table:cell-range-address="Sheet1.A81:Sheet1.B88" svg:x="0.268cm" svg:y="0.121cm" svg:width="10.059cm" svg:height="5.822cm">
          <chartooo:coordinate-region svg:x="0.889cm" svg:y="0.32cm" svg:width="9.344cm" svg:height="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88" chart:class="chart:scatter">
            <chart:domain table:cell-range-address="Sheet1.A81:Sheet1.A8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81:Sheet1.A88</svg:desc>
                </draw:g>
              </table:table-cell>
              <table:table-cell office:value-type="float" office:value="1">
                <text:p>1</text:p>
                <draw:g>
                  <svg:desc>Sheet1.B81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2">
                <text:p>28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47cm" svg:height="6.064cm" xlink:href=".." xlink:type="simple" chart:class="chart:scatter" chart:style-name="ch1">
        <chart:legend chart:legend-position="end" svg:x="10.595cm" svg:y="2.733cm" style:legend-expansion="high" chart:style-name="ch2"/>
        <chart:plot-area chart:style-name="ch3" table:cell-range-address="Sheet1.A4:Sheet1.B11" svg:x="0.268cm" svg:y="0.121cm" svg:width="10.059cm" svg:height="5.822cm">
          <chartooo:coordinate-region svg:x="0.889cm" svg:y="0.32cm" svg:width="9.344cm" svg:height="4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" chart:class="chart:scatter">
            <chart:domain table:cell-range-address="Sheet1.A4:Sheet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1</svg:desc>
                </draw:g>
              </table:table-cell>
              <table:table-cell office:value-type="float" office:value="5">
                <text:p>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